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4dfe0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40c0d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0715968" text:id="ct1402999707159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0616992" text:id="ct1402999706169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5559296" text:id="ct14029996555929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299970715968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70616992"/><text:change-start text:change-id="ct140299965559296"/>Version History<text:change-end text:change-id="ct14029996555929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4dfe0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5:25.393921136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2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3M26S</meta:editing-duration>
    <meta:generator>LibreOffice/4.4.0.3$MacOSX_X86_64 LibreOffice_project/de093506bcdc5fafd9023ee680b8c60e3e0645d7</meta:generator>
    <dc:date>2016-02-08T16:15:25.245078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77" meta:character-count="458" meta:non-whitespace-character-count="388"/>
  </office:meta>
</office:document-meta>
</file>